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T18" style:parent-style-name="Značkapozn.podčarou" style:family="text">
      <style:text-properties fo:font-weight="normal" style:font-weight-asian="normal" fo:font-size="9pt" style:font-size-asian="9pt"/>
    </style:style>
    <style:style style:name="T19" style:parent-style-name="Hypertextovýodkaz" style:family="text">
      <style:text-properties style:use-window-font-color="true" style:text-underline-type="none"/>
    </style:style>
    <style:style style:name="T20" style:parent-style-name="Hypertextovýodkaz" style:family="text">
      <style:text-properties style:use-window-font-color="true" style:text-underline-type="none"/>
    </style:style>
    <style:style style:name="P21" style:parent-style-name="Základnítext" style:family="paragraph"/>
    <style:style style:name="T22" style:parent-style-name="Hypertextovýodkaz" style:family="text">
      <style:text-properties style:use-window-font-color="true" style:text-underline-type="none"/>
    </style:style>
    <style:style style:name="P23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4" style:parent-style-name="Hypertextovýodkaz" style:family="text">
      <style:text-properties style:use-window-font-color="true" style:text-underline-type="none"/>
    </style:style>
    <style:style style:name="T25" style:parent-style-name="Standardnípísmoodstavce" style:family="text">
      <style:text-properties style:font-name="Arial" style:font-name-complex="Arial" fo:font-size="8.5pt" style:font-size-asian="8.5pt" style:font-size-complex="8.5pt" fo:background-color="#FFFFFF"/>
    </style:style>
    <style:style style:name="P26" style:parent-style-name="Základnítext" style:family="paragraph">
      <style:paragraph-properties fo:margin-left="0.3937in" fo:text-indent="-0.1513in">
        <style:tab-stops/>
      </style:paragraph-properties>
    </style:style>
    <style:style style:name="T27" style:parent-style-name="Hypertextovýodkaz" style:family="text">
      <style:text-properties style:use-window-font-color="true" style:text-underline-type="none"/>
    </style:style>
    <style:style style:name="P28" style:parent-style-name="Odstavecseseznamem" style:family="paragraph">
      <style:paragraph-properties fo:text-align="justify" fo:margin-left="0in">
        <style:tab-stops/>
      </style:paragraph-properties>
    </style:style>
    <style:style style:name="T29" style:parent-style-name="Hypertextovýodkaz" style:family="text">
      <style:text-properties style:use-window-font-color="true" style:text-underline-type="none"/>
    </style:style>
    <style:style style:name="T30" style:parent-style-name="Hypertextovýodkaz" style:family="text">
      <style:text-properties style:use-window-font-color="true" style:text-underline-type="none"/>
    </style:style>
    <style:style style:name="P31" style:parent-style-name="Základnítext" style:family="paragraph"/>
    <style:style style:name="T32" style:parent-style-name="Hypertextovýodkaz" style:family="text">
      <style:text-properties style:use-window-font-color="true" style:text-underline-type="none"/>
    </style:style>
    <style:style style:name="T33" style:parent-style-name="Standardnípísmoodstavce" style:family="text">
      <style:text-properties style:font-weight-complex="bold"/>
    </style:style>
    <style:style style:name="P34" style:parent-style-name="Základnítext" style:family="paragraph"/>
    <style:style style:name="P35" style:parent-style-name="Základnítext" style:family="paragraph"/>
    <style:style style:name="P36" style:parent-style-name="Základnítext" style:family="paragraph"/>
    <style:style style:name="P37" style:parent-style-name="Základnítext" style:family="paragraph"/>
    <style:style style:name="P38" style:parent-style-name="Základnítext" style:family="paragraph"/>
    <style:style style:name="P39" style:parent-style-name="Základnítext" style:family="paragraph"/>
    <style:style style:name="P40" style:parent-style-name="Základnítext" style:family="paragraph"/>
    <style:style style:name="P41" style:parent-style-name="Základnítext" style:family="paragraph"/>
    <style:style style:name="P42" style:parent-style-name="Základnítext" style:family="paragraph"/>
    <style:style style:name="P43" style:parent-style-name="Základnítext" style:family="paragraph"/>
    <style:style style:name="P44" style:parent-style-name="Základnítext" style:family="paragraph"/>
    <style:style style:name="P45" style:parent-style-name="Základnítext" style:family="paragraph"/>
    <style:style style:name="P46" style:parent-style-name="Základnítext" style:family="paragraph"/>
    <style:style style:name="P47" style:parent-style-name="Základnítext" style:family="paragraph"/>
    <style:style style:name="P48" style:parent-style-name="Základnítext" style:family="paragraph"/>
    <style:style style:name="P49" style:parent-style-name="Základnítext" style:family="paragraph"/>
    <style:style style:name="P50" style:parent-style-name="Základnítext" style:family="paragraph"/>
    <style:style style:name="P51" style:parent-style-name="Základnítext" style:family="paragraph"/>
    <style:style style:name="P52" style:parent-style-name="Základnítext" style:family="paragraph"/>
    <style:style style:name="P53" style:parent-style-name="Základnítext" style:family="paragraph"/>
    <style:style style:name="P54" style:parent-style-name="Základnítext" style:family="paragraph"/>
    <style:style style:name="P55" style:parent-style-name="Základnítext" style:family="paragraph">
      <style:paragraph-properties fo:margin-left="0.3937in" fo:text-indent="-0.1437in">
        <style:tab-stops/>
      </style:paragraph-properties>
    </style:style>
    <style:style style:name="T56" style:parent-style-name="Hypertextovýodkaz" style:family="text">
      <style:text-properties style:use-window-font-color="true" style:text-underline-type="none"/>
    </style:style>
    <style:style style:name="T57" style:parent-style-name="Hypertextovýodkaz" style:family="text">
      <style:text-properties style:use-window-font-color="true" style:text-underline-type="none"/>
    </style:style>
    <style:style style:name="P58" style:parent-style-name="Odstavecseseznamem" style:family="paragraph">
      <style:paragraph-properties fo:margin-left="0in">
        <style:tab-stops/>
      </style:paragraph-properties>
    </style:style>
    <style:style style:name="T59" style:parent-style-name="Hypertextovýodkaz" style:family="text">
      <style:text-properties style:use-window-font-color="true" style:text-underline-type="none"/>
    </style:style>
    <style:style style:name="P60" style:parent-style-name="Základnítext" style:family="paragraph"/>
    <style:style style:name="T61" style:parent-style-name="Hypertextovýodkaz" style:family="text">
      <style:text-properties style:use-window-font-color="true" style:text-underline-type="none"/>
    </style:style>
    <style:style style:name="P62" style:parent-style-name="Odstavecseseznamem" style:family="paragraph">
      <style:paragraph-properties fo:margin-left="0in">
        <style:tab-stops/>
      </style:paragraph-properties>
    </style:style>
    <style:style style:name="T63" style:parent-style-name="Hypertextovýodkaz" style:family="text">
      <style:text-properties style:use-window-font-color="true" style:text-underline-type="none"/>
    </style:style>
    <style:style style:name="T64" style:parent-style-name="Hypertextovýodkaz" style:family="text">
      <style:text-properties style:use-window-font-color="true" style:text-underline-type="none"/>
    </style:style>
    <style:style style:name="P65" style:parent-style-name="Základnítext" style:family="paragraph"/>
    <style:style style:name="T66" style:parent-style-name="Hypertextovýodkaz" style:family="text">
      <style:text-properties style:use-window-font-color="true" style:text-underline-type="none"/>
    </style:style>
    <style:style style:name="T67" style:parent-style-name="Standardnípísmoodstavce" style:family="text">
      <style:text-properties style:font-name="Arial" style:font-name-complex="Arial" fo:font-size="12pt" style:font-size-asian="12pt"/>
    </style:style>
    <style:style style:name="P68" style:parent-style-name="Základnítext" style:family="paragraph"/>
    <style:style style:name="T69" style:parent-style-name="Hypertextovýodkaz" style:family="text">
      <style:text-properties style:use-window-font-color="true" style:text-underline-type="none"/>
    </style:style>
    <style:style style:name="T70" style:parent-style-name="Hypertextovýodkaz" style:family="text">
      <style:text-properties style:use-window-font-color="true" style:text-underline-typ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0/2021<text:bookmark-end text:name="Text14"/></text:p>
            <text:p text:style-name="Normální">KVOP-6889/2021<text:bookmark-end text:name="Text2"/></text:p>
            <text:p text:style-name="Normální"><text:bookmark-start text:name="Text6"/>16. 0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<text:bookmark-start text:name="Text9"/>J<text:bookmark-end text:name="Text9"/>. D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>Odkaz na zveřejněnou informaci<text:s/>podle § 6 odst. 1 zákona č. 106/1999 Sb., o svobodném přístupu k informacím, ve znění pozdějších předpisů</text:h>
      <text:p text:style-name="Normální"/>
      <text:p text:style-name="Základnítext">Vážený pane D.,</text:p>
      <text:p text:style-name="Základnítext">dne 11. 2. 2021 obdržela Kancelář veřejného ochránce práv Vaši žádost podle zákona č. 106/1999 Sb., o svobodném přístupu k informacím, ve znění pozdějších předpisů, ve které jste s odkazem na § 5 tohoto zákona požádal o poskytnutí povinně zveřejněných informací o Kanceláři veřejného ochránce práv.</text:p>
      <text:p text:style-name="Základnítext">„Pokud žádost o poskytnutí informace směřuje k poskytnutí zveřejněné informace, může<text:s/>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T18"><text:tab/></text:span>Ustanovení § 6 odst. 1 zákona o svobodném přístupu k informacím.</text:p></text:note-body></text:note></text:span></text:p>
      <text:p text:style-name="Základnítext">Všechny Vámi požadované informace lze nalézt zveřejněné na internetových stránkách veřejného ochránce práv<text:s/><text:a xlink:href="http://www.ochrance.cz" office:target-frame-name="_top" xlink:show="replace"><text:span text:style-name="Hypertextovýodkaz">www.ochrance.cz</text:span></text:a><text:span text:style-name="Hypertextovýodkaz">.<text:s/></text:span></text:p>
      <text:p text:style-name="Základnítext"><text:span text:style-name="T19">Z Vašich podání vyplývá, že nemáte přístup k internetu a internet nepoužíváte. Požadované Informace Vám proto<text:s/></text:span><text:span text:style-name="T20">sděluji:<text:s/></text:span></text:p>
      <text:list text:style-name="LFO3_1" text:continue-numbering="true">
        <text:list-item>
          <text:p text:style-name="P21"><text:span text:style-name="T22">Funkce a jméno nadřízeného veřejnému ochránci práv.<text:s/></text:span></text:p>
        </text:list-item>
      </text:list>
      <text:p text:style-name="P23"><text:span text:style-name="T24">Ochránce<text:s/></text:span><text:span text:style-name="ZákladnítextChar">je volen Poslaneckou sněmovnou</text:span><text:span text:style-name="T25"><text:s/></text:span><text:span text:style-name="ZákladnítextChar">na funkční období šesti let z kandidátů, z nichž po dvou navrhuje prezident republiky a Senát. Ochránce vykonává svou funkci nezávisle a nestranně. Za vý</text:span><text:span text:style-name="ZákladnítextChar">kon funkce odpovídá Poslanecké sněmovně. (Ustanovení § 2 odst. 1 a § 5 zákona č. 349/1999 Sb., o veřejném ochránci práv, ve znění pozdějších předpisů.)<text:s/></text:span></text:p>
      <text:list text:style-name="LFO3_1" text:continue-numbering="true">
        <text:list-item>
          <text:p text:style-name="P26"><text:span text:style-name="T27">Důvod a způsob založení povinného subjektu. Podmínky a principy, za nichž provozuje svoji činnost.<text:s/></text:span></text:p>
        </text:list-item>
      </text:list>
      <text:p text:style-name="P28"><text:span text:style-name="T29">Čin</text:span><text:span text:style-name="T30">nost ochránce se řídí zákonem o veřejném ochránci práv.<text:s/></text:span><text:span text:style-name="ZákladnítextChar">Kancelář veřejného ochránce práv byla založena k organizačnímu, odbornému a technickému zabezpečení činnosti<text:s/></text:span><text:soft-page-break/><text:span text:style-name="ZákladnítextChar">veřejného ochránce práv </text:span><text:a xlink:href="https://www.ochrance.cz/kancelar-vop/statut/" office:target-frame-name="_top" xlink:show="replace"><text:span text:style-name="ZákladnítextChar">Statu</text:span><text:span text:style-name="ZákladnítextChar">tem kanceláře veřejného ochránce práv účinným od 1. března 2013</text:span></text:a><text:span text:style-name="ZákladnítextChar">, vydaným ochráncem na základě § 25 zákona o veřejném ochránci práv.</text:span></text:p>
      <text:list text:style-name="LFO3_1" text:continue-numbering="true">
        <text:list-item>
          <text:p text:style-name="P31"><text:span text:style-name="T32">Organizační struktura subjektu.</text:span></text:p>
        </text:list-item>
      </text:list>
      <text:p text:style-name="Základnítext">Organizační struktura Kanceláře veřejného ochránce práv je upravena <text:a xlink:href="https://www.ochrance.cz/kancelar-vop/statut/organizacni-rad/" office:target-frame-name="_top" xlink:show="replace">Organizačním řádem</text:a>. V čele Kanceláře je vedoucí, který svou činnost vykonává podle pokynů veřejného ochránce práv.</text:p>
      <text:p text:style-name="Základnítext"><text:span text:style-name="T33">Kancelář </text:span>se člení na tyto organizační útvary: Vedoucí Kanceláře, sekretariát veřejného<text:s/>ochránce práv a jeho zástupce, právní sekce, odbor administrativních a spisových služeb, odbor vnitřní správy a odbor péče o zaměstnance.</text:p>
      <text:p text:style-name="Základnítext">Vedoucímu Kanceláře jsou přímo podřízeny:</text:p>
      <text:list text:style-name="LFO4" text:continue-numbering="true">
        <text:list-item>
          <text:p text:style-name="P34">sekretariát vedoucího Kanceláře,</text:p>
        </text:list-item>
        <text:list-item>
          <text:p text:style-name="P35">samostatný referát dětské skupiny,</text:p>
        </text:list-item>
        <text:list-item>
          <text:p text:style-name="P36">útvar<text:s/>interního auditu.</text:p>
        </text:list-item>
      </text:list>
      <text:p text:style-name="Základnítext">Právní sekce se dále člení na:</text:p>
      <text:list text:style-name="LFO5" text:continue-numbering="true">
        <text:list-item>
          <text:p text:style-name="P37">sekretariát právní sekce,</text:p>
        </text:list-item>
        <text:list-item>
          <text:p text:style-name="P38">úsek výzkumu,</text:p>
        </text:list-item>
        <text:list-item>
          <text:p text:style-name="P39">odbor stavebního řádu a životního prostředí,</text:p>
        </text:list-item>
        <text:list-item>
          <text:p text:style-name="P40">odbor veřejného pořádku a místní správy,</text:p>
        </text:list-item>
        <text:list-item>
          <text:p text:style-name="P41">odbor dohledu nad omezováním osobní svobody,</text:p>
        </text:list-item>
        <text:list-item>
          <text:p text:style-name="P42">odbor sociálního zabezpečení,</text:p>
        </text:list-item>
        <text:list-item>
          <text:p text:style-name="P43">odbor<text:s/>rovného zacházení,</text:p>
        </text:list-item>
        <text:list-item>
          <text:p text:style-name="P44">odbor justice, migrace a financí,</text:p>
        </text:list-item>
        <text:list-item>
          <text:p text:style-name="P45">odbor rodiny, zdravotnictví a práce,</text:p>
        </text:list-item>
        <text:list-item>
          <text:p text:style-name="P46">odbor metodiky a analýz,</text:p>
        </text:list-item>
        <text:list-item>
          <text:p text:style-name="P47">odbor ochrany práv osob se zdravotním postižením.</text:p>
        </text:list-item>
      </text:list>
      <text:p text:style-name="Základnítext">Odbor administrativních a spisových služeb se dále člení na:</text:p>
      <text:list text:style-name="LFO6" text:continue-numbering="true">
        <text:list-item>
          <text:p text:style-name="P48">oddělení administrativních<text:s/>služeb a</text:p>
        </text:list-item>
        <text:list-item>
          <text:p text:style-name="P49">oddělení spisových služeb.</text:p>
        </text:list-item>
      </text:list>
      <text:p text:style-name="Základnítext">Odbor vnitřní správy se dále člení na:</text:p>
      <text:list text:style-name="LFO7" text:continue-numbering="true">
        <text:list-item>
          <text:p text:style-name="P50">oddělení ekonomické,</text:p>
        </text:list-item>
        <text:list-item>
          <text:p text:style-name="P51">samostatný referát personální a EP,</text:p>
        </text:list-item>
        <text:list-item>
          <text:p text:style-name="P52">samostatný referát informatiky a IT,</text:p>
        </text:list-item>
        <text:list-item>
          <text:p text:style-name="P53">samostatný referát správy budovy a</text:p>
        </text:list-item>
        <text:list-item>
          <text:p text:style-name="P54">samostatný referát dopravy.</text:p>
        </text:list-item>
      </text:list>
      <text:list text:style-name="LFO3_1" text:continue-numbering="true">
        <text:list-item>
          <text:p text:style-name="P55"><text:span text:style-name="T56">Jména, příjmení, kontakt</text:span><text:span text:style-name="T57">ní adresy osob, které jsou oprávněny vykonávat některé úkony státní správy.<text:s/></text:span></text:p>
        </text:list-item>
      </text:list>
      <text:p text:style-name="P58"><text:span text:style-name="T59">Veřejný ochránce práv a Kancelář veřejného ochránce nevykonávají státní správu.<text:s/></text:span></text:p>
      <text:list text:style-name="LFO3_1" text:continue-numbering="true">
        <text:list-item>
          <text:p text:style-name="P60"><text:span text:style-name="T61">Místo, způsob a lhůta pro podání opravného prostředku.<text:s/></text:span></text:p>
        </text:list-item>
      </text:list>
      <text:p text:style-name="P62"><text:span text:style-name="T63">Proti postupům ochránce nelze podat opravn</text:span><text:span text:style-name="T64">ý prostředek.</text:span></text:p>
      <text:list text:style-name="LFO3_1" text:continue-numbering="true">
        <text:list-item>
          <text:p text:style-name="P65"><text:span text:style-name="T66">Popis postupu, který musí subjekt dodržet při vyřizování žádostí a podání.</text:span><text:span text:style-name="T67"><text:s/></text:span></text:p>
        </text:list-item>
      </text:list>
      <text:p text:style-name="Základnítext">Ochránce postupuje podle § 12 až 14 zákona o veřejném ochránci práv:<text:s/></text:p>
      <text:p text:style-name="Základnítext"><text:span text:style-name="Zdůraznění">„§ 12</text:span></text:p>
      <text:p text:style-name="Základnítext"><text:span text:style-name="Zdůraznění">(1) Ochránce podnět odloží, jestliže věc, které se podnět týká, nespadá do jeho působnosti</text:span><text:span text:style-name="Zdůraznění"><text:s/>anebo se netýká osoby, která podnět podala.</text:span></text:p>
      <text:p text:style-name="Základnítext"><text:span text:style-name="Zdůraznění">(2) Ochránce může podnět odložit, jestliže</text:span></text:p>
      <text:p text:style-name="Základnítext"><text:span text:style-name="Zdůraznění">a) náležitosti podle § 11 nebyly doplněny ani ve stanovené lhůtě,</text:span></text:p>
      <text:p text:style-name="Základnítext"><text:span text:style-name="Zdůraznění">b) je zjevně neopodstatněný,</text:span></text:p>
      <text:p text:style-name="Základnítext"><text:span text:style-name="Zdůraznění">c) od právní moci rozhodnutí nebo od opatření či události, kterých se pod</text:span><text:span text:style-name="Zdůraznění">nět týká, uplynula v den doručení podnětu doba delší jednoho roku,</text:span></text:p>
      <text:p text:style-name="Základnítext"><text:span text:style-name="Zdůraznění">d) věc, které se podnět týká, je projednávána soudem nebo již byla soudem rozhodnuta, nebo</text:span></text:p>
      <text:p text:style-name="Základnítext"><text:span text:style-name="Zdůraznění">e) jde o podnět ve věci, která již byla ochráncem přešetřena (§ 17 a 18) a opakovaný podnět nepřin</text:span><text:span text:style-name="Zdůraznění">áší nové skutečnosti.</text:span></text:p>
      <text:p text:style-name="Základnítext"><text:span text:style-name="Zdůraznění">(3) O odložení podnětu a důvodech odložení ochránce písemně vyrozumí stěžovatele.</text:span></text:p>
      <text:p text:style-name="Základnítext"><text:span text:style-name="Zdůraznění">§ 13</text:span></text:p>
      <text:p text:style-name="Základnítext"><text:span text:style-name="Zdůraznění">Je-li podnět podle svého obsahu opravným prostředkem podle předpisů o řízení ve věcech správních nebo soudních, žalobou nebo opravným prostředkem<text:s/></text:span><text:span text:style-name="Zdůraznění">ve správním soudnictví, anebo ústavní stížností, ochránce o tom stěžovatele neprodleně vyrozumí a poučí jej o správném postupu.</text:span></text:p>
      <text:p text:style-name="Základnítext"><text:span text:style-name="Zdůraznění">§ 14<text:s/></text:span></text:p>
      <text:p text:style-name="Základnítext"><text:span text:style-name="Zdůraznění">Pokud ochránce podnět neodloží (§ 12) nebo nepostupuje podle § 13, zahájí šetření a písemně o tom stěžovatele vyrozumí</text:span>.“</text:p>
      <text:soft-page-break/>
      <text:list text:style-name="LFO3_1" text:continue-numbering="true">
        <text:list-item>
          <text:p text:style-name="P68"><text:span text:style-name="T69">Přehled nejdůležitějších předpisů, podle nichž subjekt jedná a rozhoduje.<text:s/></text:span></text:p>
        </text:list-item>
      </text:list>
      <text:p text:style-name="Základnítext"><text:span text:style-name="T70">Zákon č. 349/1999 Sb., o veřejném ochránci práv, ve znění pozdějších předpisů.<text:s/></text:span></text:p>
      <text:p text:style-name="Základnítext">S pozdravem</text:p>
      <text:p text:style-name="Základnítext"/>
      <text:p text:style-name="podpis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5DS0*</text:span></text:p>
        <text:p text:style-name="P12"><text:span text:style-name="T13">KVOPX00B5DS0</text:span>KVOPX00B5DS0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1-03-09T12:37:00Z</meta:creation-date>
    <dc:date>2021-03-15T08:15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4" meta:paragraph-count="10" meta:word-count="748" meta:character-count="5153" meta:row-count="36" meta:non-whitespace-character-count="4415"/>
  </office:meta>
</office:document-meta>
</file>